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p text:style-name="Preformatted_20_Text">Geographical Rulership - Astrology Encyclopedia</text:p>
      <text:p text:style-name="Preformatted_20_Text">From: http://www.astrologyweekly.com/dictionary/geographical-rulership.php</text:p>
      <text:p text:style-name="Preformatted_20_Text">##############################################################################</text:p>
      <text:p text:style-name="Preformatted_20_Text"/>
      <text:p text:style-name="Preformatted_20_Text">Definition of Geographical Rulership:</text:p>
      <text:p text:style-name="Preformatted_20_Text"/>
      <text:p text:style-name="Preformatted_20_Text">For the interpreting of Horary figures, certain countries and cities are said to be under the rulership of different signs. The following list is from Alan Leo, a British authority:</text:p>
      <text:p text:style-name="Preformatted_20_Text"/>
      <text:p text:style-name="Preformatted_20_Text"/>
      <text:p text:style-name="Preformatted_20_Text"/>
      <text:p text:style-name="Preformatted_20_Text">Sign Rulership of Countries</text:p>
      <text:p text:style-name="Preformatted_20_Text"/>
      <text:p text:style-name="Preformatted_20_Text"/>
      <text:p text:style-name="Preformatted_20_Text"/>
      <text:p text:style-name="Preformatted_20_Text">ARIES: Britain, Denmark, Galitia, Germany, Lithuania, Lower Poland, Palestine, Syria.</text:p>
      <text:p text:style-name="Preformatted_20_Text"/>
      <text:p text:style-name="Preformatted_20_Text">TAURUS: Azerbaijan, Asia Minor, Caucasus, Georgia, Holland, Ire- land, Mozendaran, Persia, Poland, White Russia.</text:p>
      <text:p text:style-name="Preformatted_20_Text"/>
      <text:p text:style-name="Preformatted_20_Text">GEMINI: Armenia, Belgium, Brabant, Egypt (Lower), England (West), Flanders, Lombardy, Sardinia, Tripoli, United States.</text:p>
      <text:p text:style-name="Preformatted_20_Text"/>
      <text:p text:style-name="Preformatted_20_Text">CANCER: Africa (North and West), Holland, Scotland, Zealand.</text:p>
      <text:p text:style-name="Preformatted_20_Text"/>
      <text:p text:style-name="Preformatted_20_Text">LEO: Alps, Bohemia, Cappadocia, Chaldea, France, Italy, Sicily, Coast of Sidon, and Tyre.</text:p>
      <text:p text:style-name="Preformatted_20_Text"/>
      <text:p text:style-name="Preformatted_20_Text">VIRGO: Assyria, Babylon, Candia, Corinth, Crete, Croatia, Mesopotamia, Morea, Silesia (Lower), Switzerland, Thessaly, Turkey.</text:p>
      <text:p text:style-name="Preformatted_20_Text"/>
      <text:p text:style-name="Preformatted_20_Text">LIBRA: Argentina, Austria, China, Egypt, Japan, Livonia, Savoy, Thibet, Burma.</text:p>
      <text:p text:style-name="Preformatted_20_Text"/>
      <text:p text:style-name="Preformatted_20_Text">SCORPIO: Algeria, Barbary, Bavaria, Catatonia, Fez, Judea, Jutland, Morocco, Norway.</text:p>
      <text:p text:style-name="Preformatted_20_Text"/>
      <text:p text:style-name="Preformatted_20_Text">SAGITTARIUS: Arabia, Cape Finisterre, Dalmatia, France, Hungary, Italy, Moravia, Provence, Spain, Slavonia, Tuscany.</text:p>
      <text:p text:style-name="Preformatted_20_Text"/>
      <text:p text:style-name="Preformatted_20_Text">CAPRICORN: Bosnia, Bulgaria, Hesse, India, Illyria, Khorassan, Lithuania, Macedonia, Mexico, Morea, Mecklenburg, Punjab, Thrace, Styria, Saxony.</text:p>
      <text:p text:style-name="Preformatted_20_Text"/>
      <text:p text:style-name="Preformatted_20_Text">AQUARIUS: Arabia, Abyssinia, Circassia, Lithuania, Lower Sweden, Prussia, Poland, Piedmont, Russia, Tartary, Westphalia.</text:p>
      <text:p text:style-name="Preformatted_20_Text"/>
      <text:p text:style-name="Preformatted_20_Text">PISCES: Asia (Southern), Africa (North), Sahara Desert, Calabria, Egypt, Galicia (Spain), Nubia, Normandy, Portugal.</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Sign Rulership of Cities</text:p>
      <text:p text:style-name="Preformatted_20_Text"/>
      <text:p text:style-name="Preformatted_20_Text"/>
      <text:p text:style-name="Preformatted_20_Text"/>
      <text:p text:style-name="Preformatted_20_Text">ARIES: Brunswick, Capua, Cracow, Florence, Leicester, Marseilles, Naples, Padua, Saragossa, Utrecht.</text:p>
      <text:p text:style-name="Preformatted_20_Text"/>
      <text:p text:style-name="Preformatted_20_Text">TAURUS: Dublin, Franconia, Leipsic, Mantua, Palermo, Parma.</text:p>
      <text:p text:style-name="Preformatted_20_Text"/>
      <text:p text:style-name="Preformatted_20_Text">GEMINI: Cordova, London, Louvain, Mentz, Nuremburg, Versailles.</text:p>
      <text:p text:style-name="Preformatted_20_Text"/>
      <text:p text:style-name="Preformatted_20_Text">CANCER: Amsterdam, Berne, Cadiz, Constantinople, Genoa, Lubeck, Manchester, Milan, St. Andrews, Stockholm, Tunis, Venice, York.</text:p>
      <text:p text:style-name="Preformatted_20_Text"/>
      <text:p text:style-name="Preformatted_20_Text">LEO: Bath, Bolton-le-Moors, Bombay, Bristol, Damascus, Portsmouth, Prague, Ravenna, Rome, Taunton.</text:p>
      <text:p text:style-name="Preformatted_20_Text"/>
      <text:p text:style-name="Preformatted_20_Text">VIRGO: Basle, Bagdad, Cheltenham, Heidelburg, Jerusalem, Lyons, Navarre, Padua, Paris, Reading.</text:p>
      <text:p text:style-name="Preformatted_20_Text"/>
      <text:p text:style-name="Preformatted_20_Text">LIBRA: Antwerp, Charlestown, Frankford, Fribourg, Lisbon, Speyer, Plasencia, Vienna.</text:p>
      <text:p text:style-name="Preformatted_20_Text"/>
      <text:p text:style-name="Preformatted_20_Text">SCORPIO: Frankfort on the Oder, Ghent, Liverpool, and Messina. SAGITTARIUS: Avignon, Buda, Cologne, Narbonne, Naples, Sheffield.</text:p>
      <text:p text:style-name="Preformatted_20_Text"/>
      <text:p text:style-name="Preformatted_20_Text">CAPRICORN: Brussels, Constance, Oxford, Port Said.</text:p>
      <text:p text:style-name="Preformatted_20_Text"/>
      <text:p text:style-name="Preformatted_20_Text">AQUARIUS: Bremen, Hamburg, Ingoldstadt, Salsburg, Trent.</text:p>
      <text:p text:style-name="Preformatted_20_Text"/>
      <text:p text:style-name="Preformatted_20_Text">PISCES: Alexandria, Compostela, Ratisbon, Seville, Tiverton, Worm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Rulership of American Cities. Opinion concerning the rulership of cities in the United States is not always unanimous. The following rulerships are taken from various sources. Those marked by an asterisk are deemed slightly conjectural by one American writer, Charles Bates, who has devoted considerable research to the subject.</text:p>
      <text:p text:style-name="Preformatted_20_Text"/>
      <text:p text:style-name="Preformatted_20_Text"/>
      <text:p text:style-name="Preformatted_20_Text"/>
      <text:p text:style-name="Preformatted_20_Text"><text:s text:c="23"/>Ascendant <text:s text:c="3"/>Sun</text:p>
      <text:p text:style-name="Preformatted_20_Text"/>
      <text:p text:style-name="Preformatted_20_Text"><text:s text:c="3"/>Baltimore, Md <text:s text:c="6"/>Scorpio*</text:p>
      <text:p text:style-name="Preformatted_20_Text"/>
      <text:p text:style-name="Preformatted_20_Text"><text:s text:c="3"/>Boston <text:s text:c="13"/>Capricorn* <text:s text:c="2"/>Virgo</text:p>
      <text:p text:style-name="Preformatted_20_Text"/>
      <text:p text:style-name="Preformatted_20_Text"><text:s text:c="3"/>Chicago <text:s text:c="12"/>Libra <text:s text:c="7"/>Leo</text:p>
      <text:p text:style-name="Preformatted_20_Text"/>
      <text:p text:style-name="Preformatted_20_Text"><text:s text:c="3"/>Cleveland <text:s text:c="10"/>Scorpio* <text:s text:c="4"/>Pisces*</text:p>
      <text:p text:style-name="Preformatted_20_Text"/>
      <text:p text:style-name="Preformatted_20_Text"><text:s text:c="3"/>Detroit <text:s text:c="12"/>Leo <text:s text:c="9"/>Leo</text:p>
      <text:p text:style-name="Preformatted_20_Text"/>
      <text:p text:style-name="Preformatted_20_Text"><text:s text:c="3"/>Los Angeles <text:s text:c="8"/>Libra <text:s text:c="7"/>Virgo</text:p>
      <text:p text:style-name="Preformatted_20_Text"/>
      <text:p text:style-name="Preformatted_20_Text"><text:s text:c="3"/>Miami <text:s text:c="14"/>Libra <text:s text:c="7"/>Leo</text:p>
      <text:p text:style-name="Preformatted_20_Text"/>
      <text:p text:style-name="Preformatted_20_Text"><text:s text:c="3"/>New Orleans <text:s text:c="8"/>Scorpio*</text:p>
      <text:p text:style-name="Preformatted_20_Text"/>
      <text:p text:style-name="Preformatted_20_Text"><text:s text:c="3"/>New York <text:s text:c="11"/>Cancer <text:s text:c="6"/>Taurus</text:p>
      <text:p text:style-name="Preformatted_20_Text"/>
      <text:p text:style-name="Preformatted_20_Text"><text:s text:c="3"/>Philadelphia <text:s text:c="7"/>Virgo* <text:s text:c="6"/>Cancer</text:p>
      <text:p text:style-name="Preformatted_20_Text"/>
      <text:p text:style-name="Preformatted_20_Text"><text:s text:c="3"/>St <text:s/>Louis <text:s text:c="10"/>Taurus <text:s text:c="6"/>Aquarius</text:p>
      <text:p text:style-name="Preformatted_20_Text"/>
      <text:p text:style-name="Preformatted_20_Text"><text:s text:c="3"/>San Francisco <text:s text:c="6"/>Scorpio#</text:p>
      <text:p text:style-name="Preformatted_20_Text"/>
      <text:p text:style-name="Preformatted_20_Text"><text:s text:c="3"/>Toledo <text:s text:c="13"/>Sagittarius*</text:p>
      <text:p text:style-name="Preformatted_20_Text"/>
      <text:p text:style-name="Preformatted_20_Text"><text:s text:c="3"/>Washington, D.C. <text:s text:c="3"/>Scorpio <text:s text:c="5"/>Virgo</text:p>
      <text:p text:style-name="Preformatted_20_Text"/>
      <text:p text:style-name="Preformatted_20_Text"/>
      <text:p text:style-name="Preformatted_20_Text"/>
      <text:p text:style-name="Preformatted_20_Text">*Slightly conjectural. #Others say Gemini or Leo.</text:p>
      <text:p text:style-name="Preformatted_20_Text"/>
      <text:p text:style-name="Preformatted_20_Text">(Nicholas deVore - Encyclopedia of Astrology) </text:p>
      <text:p text:style-name="Preformatted_20_Text"/>
      <text:p text:style-name="Preformatted_20_Text"/>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WenQuanYi Zen Hei1"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416" meta:character-count="3800" meta:non-whitespace-character-count="3172"/>
    <meta:generator>LibreOffice/3.4$Unix LibreOffice_project/340m1$Build-1505</meta:generator>
  </office:meta>
</office:document-meta>
</file>